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仿宋" svg:font-family="仿宋" style:font-family-generic="modern" style:font-pitch="fixed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微软雅黑" svg:font-family="微软雅黑" style:font-family-generic="roman" style:font-pitch="variable"/>
    <style:font-face style:name="Arial" svg:font-family="Arial" style:font-family-generic="swiss" style:font-pitch="variable"/>
    <style:font-face style:name="微软雅黑1" svg:font-family="微软雅黑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微软雅黑2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0" fo:widows="0"/>
    </style:style>
    <style:style style:name="P2" style:family="paragraph" style:parent-style-name="Standard">
      <style:paragraph-properties fo:text-align="center" style:justify-single-word="false" fo:orphans="0" fo:widows="0"/>
      <style:text-properties style:font-name="Algerian" fo:font-size="20.5499992370605pt" officeooo:rsid="001e45d2" officeooo:paragraph-rsid="001e45d2" style:font-size-asian="18pt" style:language-asian="zh" style:country-asian="CN" style:font-size-complex="20.5499992370605pt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paragraph-properties fo:text-align="start" style:justify-single-word="false" fo:orphans="0" fo:widows="0"/>
      <style:text-properties fo:font-size="15pt" style:font-size-asian="15pt" style:font-size-complex="15pt"/>
    </style:style>
    <style:style style:name="P5" style:family="paragraph" style:parent-style-name="Standard">
      <style:text-properties style:font-name="微软雅黑1" fo:font-size="15pt" fo:font-weight="normal" officeooo:rsid="001e45d2" officeooo:paragraph-rsid="001e45d2" style:font-name-asian="微软雅黑1" style:font-size-asian="15pt" style:language-asian="zh" style:country-asian="CN" style:font-weight-asian="normal" style:font-size-complex="15pt" style:font-weight-complex="normal"/>
    </style:style>
    <style:style style:name="T1" style:family="text">
      <style:text-properties fo:color="#000000" style:font-name="微软雅黑" fo:font-size="16pt" fo:language="zxx" fo:country="none" style:letter-kerning="true" style:font-name-asian="微软雅黑2" style:font-size-asian="16pt" style:language-asian="zh" style:country-asian="CN"/>
    </style:style>
    <style:style style:name="T2" style:family="text">
      <style:text-properties fo:color="#000000" style:font-name="微软雅黑" fo:language="zxx" fo:country="none" style:letter-kerning="true" style:font-name-asian="微软雅黑2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QFramework</text:p>
      <text:p text:style-name="P1"/>
      <text:p text:style-name="P4"><text:span text:style-name="T2">QFramework采用模块式设计，所有模块由QLib管理，各个模块名称是QLibXXX</text:span></text:p>
      <text:p text:style-name="P3"/>
      <text:p text:style-name="P5">Qlibrary 设计要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仿宋" svg:font-family="仿宋" style:font-family-generic="modern" style:font-pitch="fixed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微软雅黑" svg:font-family="微软雅黑" style:font-family-generic="roman" style:font-pitch="variable"/>
    <style:font-face style:name="Arial" svg:font-family="Arial" style:font-family-generic="swiss" style:font-pitch="variable"/>
    <style:font-face style:name="微软雅黑1" svg:font-family="微软雅黑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微软雅黑2" svg:font-family="微软雅黑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5M50S</meta:editing-duration>
    <meta:editing-cycles>3</meta:editing-cycles>
    <meta:generator>LibreOffice/4.3.5.2$Windows_x86 LibreOffice_project/3a87456aaa6a95c63eea1c1b3201acedf0751bd5</meta:generator>
    <dc:date>2015-03-27T20:40:53.415000000</dc:date>
    <dc:creator>Deali-Axy</dc:creator>
    <meta:document-statistic meta:table-count="0" meta:image-count="0" meta:object-count="0" meta:page-count="1" meta:paragraph-count="3" meta:word-count="32" meta:character-count="67" meta:non-whitespace-character-count="66"/>
    <meta:user-defined meta:name="Info 1"/>
    <meta:user-defined meta:name="Info 2"/>
    <meta:user-defined meta:name="Info 3"/>
    <meta:user-defined meta:name="Info 4"/>
  </office:meta>
</office:document-meta>
</file>